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93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UoG Biology Department</text:p>
              </text:list-item>
              <text:list-item>
                <text:p>Teaching aid to help understand PCR section of Molecular Methods course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 (for better or worse)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Progr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lymerase Chain Reaction is the technique used to amplify a particular DNA sequence hundreds of millions of ti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www.youtube.com/watch?v=XXkG6m3yT1M&amp;feature=youtu.be">http://www.youtube.com/watch?v=XXkG6m3yT1M&amp;feature=youtu.be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www.youtube.com/watch?v=JRAA4C2OPwg&amp;feature=related">http://www.youtube.com/watch?v=JRAA4C2OPwg&amp;feature=related</text:a></text:p>
              </text:list-item>
              <text:list-item>
                <text:p>Better, but still not great.</text:p>
              </text:list-item>
              <text:list-item>
                <text:p>No interaction</text:p>
              </text:list-item>
              <text:list-item>
                <text:p>Everything is told to the viewer (eg the temperature changes), the viewer doesn't have to figure anything out for themsel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33M42S</meta:editing-duration>
    <meta:editing-cycles>3</meta:editing-cycles>
    <dc:date>2012-11-26T11:56:48</dc:date>
    <dc:creator>Ross Barnie</dc:creator>
    <meta:generator>LibreOffice/3.4$Unix LibreOffice_project/340m1$Build-502</meta:generator>
    <meta:document-statistic meta:object-count="63"/>
  </office:meta>
</office:document-meta>
</file>